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ViewHandlerImpl.renderView( FacesContext facesContext , UIViewRoot viewRoo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oViewHandlerImpl.FoViewHandlerImpl( ViewHandler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